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8">Connect everyone to Internet</text:span></text:p>
              </text:list-item>
              <text:list-item>
                <text:p><text:span text:style-name="T8">Create GitHub account</text:span></text:p>
                <text:list>
                  <text:list-item>
                    <text:p><text:span text:style-name="T7">get me your username</text:span></text:p>
                  </text:list-item>
                </text:list>
              </text:list-item>
              <text:list-item>
                <text:p><text:span text:style-name="T8">Log In</text:span></text:p>
                <text:list>
                  <text:list-item>
                    <text:p><text:span text:style-name="T9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9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9">git config --global user.email "scott.mccarty@gmail.com"</text:span></text:p>
                  </text:list-item>
                  <text:list-item>
                    <text:p><text:span text:style-name="T9">Git config –global -l</text:span></text:p>
                  </text:list-item>
                  <text:list-item>
                    <text:p><text:span text:style-name="T9">Vim REAME.md</text:span></text:p>
                  </text:list-item>
                  <text:list-item>
                    <text:p><text:span text:style-name="T9">git add README.md</text:span></text:p>
                  </text:list-item>
                  <text:list-item>
                    <text:p><text:span text:style-name="T9">git commit README.md</text:span></text:p>
                  </text:list-item>
                  <text:list-item>
                    <text:p><text:span text:style-name="T9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.2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8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8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Usually sysadmins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Because it makes your software more easy to consu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2: Bug Fix</text:p>
                <text:list>
                  <text:list-item>
                    <text:p><text:span text:style-name="T9">git branch issue0002</text:span></text:p>
                  </text:list-item>
                  <text:list-item>
                    <text:p><text:span text:style-name="T9">git checkout issue0002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9">git branch issue0009</text:span></text:p>
                  </text:list-item>
                  <text:list-item>
                    <text:p><text:span text:style-name="T9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4"><text:a xlink:href="http://bashdb.sourceforge.net/bashdb.html">http://bashdb.sourceforge.net/bashdb.html</text:a></text:span></text:p>
              </text:list-item>
              <text:list-item>
                <text:p text:style-name="P4"><text:span text:style-name="T14"><text:a xlink:href="https://github.com/fatherlinux/shiva">https://github.com/fatherlinux/shiva</text:a></text:span></text:p>
              </text:list-item>
              <text:list-item>
                <text:p text:style-name="P4"><text:span text:style-name="T14"><text:a xlink:href="http://crunchtools.com/shiva">http://crunchtools.com/shiva</text:a></text:span></text:p>
                <text:p text:style-name="P4"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7T19:12:05</dc:date>
    <dc:language>en-US</dc:language>
    <meta:editing-cycles>133</meta:editing-cycles>
    <meta:editing-duration>P3DT7H51M40S</meta:editing-duration>
    <dc:creator>Scott McCarty</dc:cre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